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40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4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5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7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8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9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0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1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2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3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4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5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6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7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8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9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0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1" style:family="graphic" style:parent-style-name="Small_20_arrow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 draw:id="id1">
            <draw:custom-shape draw:style-name="gr1" draw:text-style-name="P1" draw:layer="layout" svg:width="1cm" svg:height="1cm" svg:x="1.658cm" svg:y="3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layer="layout" svg:width="0.489cm" svg:height="0.542cm" svg:x="1.914cm" svg:y="3.358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custom-shape draw:style-name="gr3" draw:text-style-name="P1" draw:id="id2" draw:layer="layout" svg:width="1cm" svg:height="1cm" svg:x="7.158cm" svg:y="3.1cm">
            <draw:glue-point draw:id="4" svg:x="5.01cm" svg:y="-2.44cm" draw:escape-direction="up"/>
            <draw:glue-point draw:id="5" svg:x="5.01cm" svg:y="2.71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0.489cm" svg:height="0.542cm" svg:x="7.414cm" svg:y="3.35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g draw:id="id3">
            <draw:custom-shape draw:style-name="gr4" draw:text-style-name="P1" draw:layer="layout" svg:width="1cm" svg:height="1cm" svg:x="10.12cm" svg:y="0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layer="layout" svg:width="0.489cm" svg:height="0.542cm" svg:x="10.376cm" svg:y="0.358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draw:g>
          <draw:custom-shape draw:style-name="gr5" draw:text-style-name="P1" draw:id="id4" draw:layer="layout" svg:width="1cm" svg:height="1cm" svg:x="13.158cm" svg:y="3.1cm">
            <draw:glue-point draw:id="4" svg:x="-5cm" svg:y="-2.71cm"/>
            <draw:glue-point draw:id="5" svg:x="-5cm" svg:y="2.89cm" draw:escape-direction="down"/>
            <draw:glue-point draw:id="6" svg:x="5cm" svg:y="-5cm"/>
            <draw:glue-point draw:id="7" svg:x="5cm" svg:y="-5cm"/>
            <draw:glue-point draw:id="8" svg:x="0cm" svg:y="-5cm"/>
            <draw:glue-point draw:id="9" svg:x="2.69cm" svg:y="-5cm" draw:escape-direction="up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0.489cm" svg:height="0.542cm" svg:x="13.414cm" svg:y="3.358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onnector draw:style-name="gr6" draw:text-style-name="P1" draw:layer="layout" draw:type="curve" svg:x1="2.658cm" svg:y1="3.6cm" svg:x2="7.158cm" svg:y2="3.6cm" draw:start-shape="id1" draw:start-glue-point="1">
            <text:p/>
          </draw:connector>
          <draw:connector draw:style-name="gr7" draw:text-style-name="P1" draw:layer="layout" draw:type="curve" svg:x1="7.658cm" svg:y1="3.1cm" svg:x2="10.12cm" svg:y2="0.6cm" draw:start-shape="id2" draw:start-glue-point="0" draw:end-shape="id3" draw:end-glue-point="3">
            <text:p/>
          </draw:connector>
          <draw:connector draw:style-name="gr8" draw:text-style-name="P1" draw:layer="layout" draw:type="curve" svg:x1="11.12cm" svg:y1="0.6cm" svg:x2="13.658cm" svg:y2="3.1cm" draw:start-shape="id3" draw:start-glue-point="1" draw:end-shape="id4" draw:end-glue-point="0">
            <text:p/>
          </draw:connector>
          <draw:connector draw:style-name="gr9" draw:text-style-name="P1" draw:layer="layout" draw:type="curve" draw:line-skew="0.371cm" svg:x1="8.158cm" svg:y1="3.356cm" svg:x2="13.158cm" svg:y2="3.329cm" draw:start-shape="id2" draw:start-glue-point="4" draw:end-shape="id4" draw:end-glue-point="4">
            <text:p/>
          </draw:connector>
          <draw:connector draw:style-name="gr10" draw:text-style-name="P1" draw:layer="layout" draw:type="curve" draw:line-skew="-0.304cm" svg:x1="13.158cm" svg:y1="3.889cm" svg:x2="8.158cm" svg:y2="3.871cm" draw:start-shape="id4" draw:start-glue-point="5" draw:end-shape="id2" draw:end-glue-point="5">
            <text:p/>
          </draw:connector>
          <draw:connector draw:style-name="gr11" draw:text-style-name="P1" draw:layer="layout" draw:type="curve" draw:line-skew="0.222cm" svg:x1="1.642cm" svg:y1="1.924cm" svg:x2="2.158cm" svg:y2="3.1cm" draw:end-shape="id1" draw:end-glue-point="0">
            <text:p/>
          </draw:connector>
          <draw:frame draw:style-name="gr2" draw:layer="layout" svg:width="1.674cm" svg:height="0.482cm" svg:x="3.858cm" svg:y="3.1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layer="layout" svg:width="1.467cm" svg:height="0.482cm" svg:x="6.62cm" svg:y="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2" draw:layer="layout" svg:width="1.438cm" svg:height="0.482cm" svg:x="13.32cm" svg:y="1.018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layer="layout" svg:width="1.438cm" svg:height="0.482cm" svg:x="10.058cm" svg:y="2.318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onnector draw:style-name="gr12" draw:text-style-name="P1" draw:layer="layout" draw:type="curve" draw:line-skew="0cm 0.551cm" svg:x1="13.927cm" svg:y1="3.1cm" svg:x2="14.158cm" svg:y2="3.6cm" draw:start-shape="id4" draw:start-glue-point="9" draw:end-shape="id4" draw:end-glue-point="1">
            <text:p/>
          </draw:connector>
          <draw:frame draw:style-name="gr2" draw:layer="layout" svg:width="1.501cm" svg:height="0.482cm" svg:x="13.958cm" svg:y="2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2" draw:layer="layout" svg:width="2.648cm" svg:height="0.482cm" svg:x="8.72cm" svg:y="4.018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3" draw:text-style-name="P1" draw:id="id5" draw:layer="layout" svg:width="2.5cm" svg:height="1.5cm" svg:x="4.61cm" svg:y="6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1.632cm" svg:height="1.046cm" svg:x="5.044cm" svg:y="6.376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custom-shape draw:style-name="gr14" draw:text-style-name="P1" draw:id="id7" draw:layer="layout" svg:width="2.5cm" svg:height="1.5cm" svg:x="0.11cm" svg:y="10.149cm">
            <draw:glue-point draw:id="4" svg:x="-3cm" svg:y="5cm" draw:escape-direction="down"/>
            <draw:glue-point draw:id="5" svg:x="3cm" svg:y="5cm" draw:escape-direction="down"/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2.204cm" svg:height="1.046cm" svg:x="0.244cm" svg:y="10.376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custom-shape draw:style-name="gr15" draw:text-style-name="P1" draw:id="id6" draw:layer="layout" svg:width="2.5cm" svg:height="1.5cm" svg:x="4.61cm" svg:y="10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1.992cm" svg:height="1.046cm" svg:x="4.844cm" svg:y="10.376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custom-shape draw:style-name="gr16" draw:text-style-name="P1" draw:id="id8" draw:layer="layout" svg:width="2.5cm" svg:height="1.5cm" svg:x="9.11cm" svg:y="10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1.992cm" svg:height="1.046cm" svg:x="9.344cm" svg:y="10.376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custom-shape draw:style-name="gr17" draw:text-style-name="P1" draw:id="id9" draw:layer="layout" svg:width="2.5cm" svg:height="1.5cm" svg:x="13.61cm" svg:y="10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1.606cm" svg:height="1.046cm" svg:x="14.044cm" svg:y="10.37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custom-shape draw:style-name="gr18" draw:text-style-name="P1" draw:id="id10" draw:layer="layout" svg:width="2.5cm" svg:height="1.5cm" svg:x="0.11cm" svg:y="14.149cm">
            <draw:glue-point draw:id="4" svg:x="-3cm" svg:y="-5cm" draw:escape-direction="up"/>
            <draw:glue-point draw:id="5" svg:x="3cm" svg:y="-5cm" draw:escape-direction="up"/>
            <draw:glue-point draw:id="6" svg:x="5cm" svg:y="-1.666cm"/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2.197cm" svg:height="1.03cm" svg:x="0.244cm" svg:y="14.376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custom-shape draw:style-name="gr19" draw:text-style-name="P1" draw:id="id11" draw:layer="layout" svg:width="2.5cm" svg:height="1.5cm" svg:x="4.61cm" svg:y="14.149cm">
            <draw:glue-point draw:id="4" svg:x="5cm" svg:y="-1.666cm" draw:escape-direction="right"/>
            <draw:glue-point draw:id="5" svg:x="5cm" svg:y="1.666cm" draw:escape-direction="right"/>
            <draw:glue-point draw:id="6" svg:x="3cm" svg:y="-5cm" draw:escape-direction="up"/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2.186cm" svg:height="1.046cm" svg:x="4.744cm" svg:y="14.376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custom-shape draw:style-name="gr20" draw:text-style-name="P1" draw:id="id12" draw:layer="layout" svg:width="2.5cm" svg:height="1.5cm" svg:x="9.11cm" svg:y="14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1.606cm" svg:height="1.046cm" svg:x="9.544cm" svg:y="14.376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custom-shape draw:style-name="gr21" draw:text-style-name="P1" draw:id="id13" draw:layer="layout" svg:width="2.5cm" svg:height="1.5cm" svg:x="13.61cm" svg:y="14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1.984cm" svg:height="1.046cm" svg:x="13.844cm" svg:y="14.376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connector draw:style-name="gr22" draw:text-style-name="P1" draw:layer="layout" draw:type="line" svg:x1="5.86cm" svg:y1="7.649cm" svg:x2="5.86cm" svg:y2="10.149cm" draw:start-shape="id5" draw:start-glue-point="2" draw:end-shape="id6" draw:end-glue-point="0">
            <text:p/>
          </draw:connector>
          <draw:connector draw:style-name="gr23" draw:text-style-name="P1" draw:layer="layout" draw:type="line" svg:x1="5.86cm" svg:y1="7.649cm" svg:x2="1.36cm" svg:y2="10.149cm" draw:start-shape="id5" draw:start-glue-point="2" draw:end-shape="id7" draw:end-glue-point="0">
            <text:p/>
          </draw:connector>
          <draw:connector draw:style-name="gr24" draw:text-style-name="P2" draw:layer="layout" draw:type="line" svg:x1="5.86cm" svg:y1="7.649cm" svg:x2="10.36cm" svg:y2="10.149cm" draw:start-shape="id5" draw:start-glue-point="2" draw:end-shape="id8" draw:end-glue-point="0">
            <text:p/>
          </draw:connector>
          <draw:line draw:style-name="gr25" draw:text-style-name="P2" draw:layer="layout" svg:x1="2.61cm" svg:y1="6.949cm" svg:x2="4.61cm" svg:y2="6.949cm">
            <text:p/>
          </draw:line>
          <draw:connector draw:style-name="gr26" draw:text-style-name="P2" draw:layer="layout" draw:type="curve" draw:line-skew="-4.978cm -0.695cm" svg:x1="2.61cm" svg:y1="10.899cm" svg:x2="14.86cm" svg:y2="10.149cm" draw:start-shape="id7" draw:start-glue-point="1" draw:end-shape="id9" draw:end-glue-point="0">
            <text:p/>
          </draw:connector>
          <draw:connector draw:style-name="gr27" draw:text-style-name="P2" draw:layer="layout" draw:type="curve" draw:line-skew="-2.969cm -0.312cm" svg:x1="7.11cm" svg:y1="10.899cm" svg:x2="14.86cm" svg:y2="10.149cm" draw:start-shape="id6" draw:start-glue-point="1" draw:end-shape="id9" draw:end-glue-point="0">
            <text:p/>
          </draw:connector>
          <draw:connector draw:style-name="gr28" draw:text-style-name="P2" draw:layer="layout" draw:type="curve" svg:x1="11.61cm" svg:y1="10.899cm" svg:x2="13.61cm" svg:y2="10.899cm" draw:start-shape="id8" draw:start-glue-point="1" draw:end-shape="id9" draw:end-glue-point="3">
            <text:p/>
          </draw:connector>
          <draw:connector draw:style-name="gr29" draw:text-style-name="P2" draw:layer="layout" draw:type="curve" svg:x1="0.61cm" svg:y1="14.149cm" svg:x2="0.61cm" svg:y2="11.649cm" draw:start-shape="id10" draw:start-glue-point="4" draw:end-shape="id7" draw:end-glue-point="4">
            <text:p/>
          </draw:connector>
          <draw:connector draw:style-name="gr30" draw:text-style-name="P2" draw:layer="layout" draw:type="curve" svg:x1="2.11cm" svg:y1="11.649cm" svg:x2="2.11cm" svg:y2="14.149cm" draw:start-shape="id7" draw:start-glue-point="5" draw:end-shape="id10" draw:end-glue-point="5">
            <text:p/>
          </draw:connector>
          <draw:connector draw:style-name="gr31" draw:text-style-name="P2" draw:layer="layout" draw:type="curve" svg:x1="2.61cm" svg:y1="14.65cm" svg:x2="4.61cm" svg:y2="10.899cm" draw:start-shape="id10" draw:start-glue-point="6" draw:end-shape="id6" draw:end-glue-point="3">
            <text:p/>
          </draw:connector>
          <draw:connector draw:style-name="gr32" draw:text-style-name="P2" draw:layer="layout" draw:type="curve" svg:x1="2.61cm" svg:y1="14.899cm" svg:x2="4.61cm" svg:y2="14.899cm" draw:start-shape="id10" draw:end-shape="id11" draw:end-glue-point="3">
            <text:p/>
          </draw:connector>
          <draw:connector draw:style-name="gr33" draw:text-style-name="P2" draw:layer="layout" draw:type="lines" draw:line-skew="0.273cm -0.5cm" svg:x1="2.61cm" svg:y1="14.65cm" svg:x2="9.11cm" svg:y2="10.899cm" draw:start-shape="id10" draw:start-glue-point="6" draw:end-shape="id8" draw:end-glue-point="3">
            <text:p/>
          </draw:connector>
          <draw:connector draw:style-name="gr34" draw:text-style-name="P2" draw:layer="layout" draw:type="lines" svg:x1="5.86cm" svg:y1="14.149cm" svg:x2="9.11cm" svg:y2="10.899cm" draw:start-shape="id11" draw:start-glue-point="0" draw:end-shape="id8" draw:end-glue-point="3">
            <text:p/>
          </draw:connector>
          <draw:connector draw:style-name="gr35" draw:text-style-name="P2" draw:layer="layout" draw:type="curve" draw:line-skew="-0.312cm 0.312cm" svg:x1="6.61cm" svg:y1="14.149cm" svg:x2="7.11cm" svg:y2="14.65cm" draw:start-shape="id11" draw:start-glue-point="6" draw:end-shape="id11" draw:end-glue-point="4">
            <text:p/>
          </draw:connector>
          <draw:connector draw:style-name="gr36" draw:text-style-name="P2" draw:layer="layout" draw:type="curve" svg:x1="7.11cm" svg:y1="14.899cm" svg:x2="9.11cm" svg:y2="14.899cm" draw:start-shape="id11" draw:start-glue-point="1" draw:end-shape="id12" draw:end-glue-point="3">
            <text:p/>
          </draw:connector>
          <draw:connector draw:style-name="gr37" draw:text-style-name="P2" draw:layer="layout" draw:type="curve" draw:line-skew="-2.356cm 0.312cm" svg:x1="7.11cm" svg:y1="15.148cm" svg:x2="14.86cm" svg:y2="15.649cm" draw:start-shape="id11" draw:start-glue-point="5" draw:end-shape="id13" draw:end-glue-point="2">
            <text:p/>
          </draw:connector>
          <draw:connector draw:style-name="gr38" draw:text-style-name="P2" draw:layer="layout" draw:type="curve" svg:x1="11.61cm" svg:y1="14.899cm" svg:x2="13.61cm" svg:y2="14.899cm" draw:start-shape="id12" draw:start-glue-point="1" draw:end-shape="id13" draw:end-glue-point="3">
            <text:p/>
          </draw:connector>
          <draw:connector draw:style-name="gr39" draw:text-style-name="P2" draw:layer="layout" draw:type="curve" draw:line-skew="-0.312cm 0.312cm" svg:x1="14.86cm" svg:y1="14.149cm" svg:x2="16.11cm" svg:y2="14.899cm" draw:start-shape="id13" draw:start-glue-point="0" draw:end-shape="id13" draw:end-glue-point="1">
            <text:p/>
          </draw:connector>
          <draw:connector draw:style-name="gr40" draw:text-style-name="P2" draw:layer="layout" draw:type="curve" draw:line-skew="0.234cm" svg:x1="1.36cm" svg:y1="15.649cm" svg:x2="10.36cm" svg:y2="15.649cm" draw:start-shape="id10" draw:start-glue-point="2" draw:end-shape="id12" draw:end-glue-point="2">
            <text:p/>
          </draw:connector>
          <draw:connector draw:style-name="gr41" draw:text-style-name="P2" draw:layer="layout" draw:type="curve" draw:line-skew="0.874cm" svg:x1="1.36cm" svg:y1="15.649cm" svg:x2="14.86cm" svg:y2="15.649cm" draw:start-shape="id10" draw:start-glue-point="2" draw:end-shape="id13" draw:end-glue-point="2">
            <text:p/>
          </draw:connector>
          <draw:frame draw:style-name="gr2" draw:layer="layout" svg:width="0.434cm" svg:height="0.473cm" svg:x="3.389cm" svg:y="8.233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2" draw:layer="layout" svg:width="0.434cm" svg:height="0.473cm" svg:x="5.337cm" svg:y="8.18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2" draw:layer="layout" svg:width="0.434cm" svg:height="0.473cm" svg:x="7.43cm" svg:y="8.038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layer="layout" svg:width="0.434cm" svg:height="0.473cm" svg:x="0.1cm" svg:y="12.739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2" draw:layer="layout" svg:width="0.434cm" svg:height="0.473cm" svg:x="3.104cm" svg:y="12.543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2" draw:layer="layout" svg:width="0.434cm" svg:height="0.473cm" svg:x="5.446cm" svg:y="12.294cm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2" draw:layer="layout" svg:width="0.434cm" svg:height="0.473cm" svg:x="6.912cm" svg:y="11.83cm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layer="layout" svg:width="0.434cm" svg:height="0.473cm" svg:x="4.401cm" svg:y="9.117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2" draw:layer="layout" svg:width="0.434cm" svg:height="0.473cm" svg:x="7.762cm" svg:y="9.529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layer="layout" svg:width="0.434cm" svg:height="0.473cm" svg:x="12.303cm" svg:y="10.335cm"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layer="layout" svg:width="0.407cm" svg:height="0.473cm" svg:x="1.649cm" svg:y="12.792cm"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2" draw:layer="layout" svg:width="0.434cm" svg:height="0.473cm" svg:x="3.44cm" svg:y="14.945cm"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layer="layout" svg:width="0.434cm" svg:height="0.473cm" svg:x="7.731cm" svg:y="13.14cm"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style-name="gr2" draw:layer="layout" svg:width="0.434cm" svg:height="0.473cm" svg:x="8.268cm" svg:y="14.356cm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layer="layout" svg:width="0.434cm" svg:height="0.473cm" svg:x="12.326cm" svg:y="14.339cm"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layer="layout" svg:width="0.434cm" svg:height="0.473cm" svg:x="15.938cm" svg:y="12.82cm"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layer="layout" svg:width="0.434cm" svg:height="0.473cm" svg:x="5.032cm" svg:y="15.86cm"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2" draw:layer="layout" svg:width="0.434cm" svg:height="0.473cm" svg:x="8.929cm" svg:y="16.594cm"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layer="layout" svg:width="0.434cm" svg:height="0.473cm" svg:x="11.807cm" svg:y="15.952cm"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frame draw:style-name="gr2" draw:layer="layout" svg:width="0.751cm" svg:height="0.858cm" svg:x="0.514cm" svg:y="0.99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1.076cm" svg:height="0.986cm" svg:x="0.514cm" svg:y="5.949cm">
          <draw:object xlink:href="./Object 40" xlink:type="simple" xlink:show="embed" xlink:actuate="onLoad"/>
          <draw:image xlink:href="./ObjectReplacements/Object 4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46" draw:display-name="Gradient 46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2cm" draw:marker-end-center="false" draw:fill="solid" draw:fill-color="#99ccff" draw:fill-gradient-name="Gradient_20_46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mall_20_arrow" style:display-name="Small arrow" style:family="graphic" style:parent-style-name="standard">
      <style:graphic-properties draw:marker-end="Arrow" draw:fill-image-width="0cm" draw:fill-image-height="0cm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17.1cm" fo:page-height="17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06-27T17:24:04</meta:creation-date>
    <dc:creator>Julien Ponge</dc:creator>
    <dc:date>2008-03-25T10:03:55</dc:date>
    <meta:editing-cycles>13</meta:editing-cycles>
    <meta:editing-duration>PT48M27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l</math:mi>
      <math:mn>0</math:mn>
    </math:msub>
    <math:annotation math:encoding="StarMath 5.0">l_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a</math:mi>
      <math:mi>,</math:mi>
      <math:mrow>
        <math:mi>y</math:mi>
        <math:mo math:stretchy="false">&lt;</math:mo>
        <math:mn>1,</math:mn>
      </math:mrow>
      <math:mi>y</math:mi>
      <math:mrow>
        <math:mi>:</math:mi>
        <math:mo math:stretchy="false">=</math:mo>
        <math:mn>0</math:mn>
      </math:mrow>
    </math:mrow>
    <math:annotation math:encoding="StarMath 5.0">a, y &lt; 1, y:=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l</math:mi>
          <math:mn>0</math:mn>
        </math:msub>
      </math:mtr>
      <math:mtr>
        <math:mrow>
          <math:mrow>
            <math:mi>x</math:mi>
            <math:mo math:stretchy="false">=</math:mo>
            <math:mi>y</math:mi>
          </math:mrow>
          <math:mo math:stretchy="false">=</math:mo>
          <math:mn>0</math:mn>
        </math:mrow>
      </math:mtr>
    </math:mtable>
    <math:annotation math:encoding="StarMath 5.0">l_0 newline
x = y = 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l</math:mi>
          <math:mn>1</math:mn>
        </math:msub>
      </math:mtr>
      <math:mtr>
        <math:mrow>
          <math:mrow>
            <math:mrow>
              <math:mn>0</math:mn>
              <math:mo math:stretchy="false">=</math:mo>
              <math:mi>y</math:mi>
            </math:mrow>
            <math:mo math:stretchy="false">&lt;</math:mo>
            <math:mi>x</math:mi>
          </math:mrow>
          <math:mo math:stretchy="false">&lt;</math:mo>
          <math:mn>1</math:mn>
        </math:mrow>
      </math:mtr>
    </math:mtable>
    <math:annotation math:encoding="StarMath 5.0">l_1 newline
0 = y &lt; x &lt; 1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l</math:mi>
          <math:mn>1</math:mn>
        </math:msub>
      </math:mtr>
      <math:mtr>
        <math:mrow>
          <math:mrow>
            <math:mi>y</math:mi>
            <math:mo math:stretchy="false">=</math:mo>
            <math:mn>0,</math:mn>
          </math:mrow>
          <math:mrow>
            <math:mi>x</math:mi>
            <math:mo math:stretchy="false">=</math:mo>
            <math:mn>1</math:mn>
          </math:mrow>
        </math:mrow>
      </math:mtr>
    </math:mtable>
    <math:annotation math:encoding="StarMath 5.0">l_1 newline
y = 0, x = 1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l</math:mi>
          <math:mn>1</math:mn>
        </math:msub>
      </math:mtr>
      <math:mtr>
        <math:mrow>
          <math:mrow>
            <math:mi>y</math:mi>
            <math:mo math:stretchy="false">=</math:mo>
            <math:mn>0,</math:mn>
          </math:mrow>
          <math:mrow>
            <math:mi>x</math:mi>
            <math:mo math:stretchy="false">&gt;</math:mo>
            <math:mn>1</math:mn>
          </math:mrow>
        </math:mrow>
      </math:mtr>
    </math:mtable>
    <math:annotation math:encoding="StarMath 5.0">l_1 newline
y = 0, x &gt;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l</math:mi>
          <math:mn>2</math:mn>
        </math:msub>
      </math:mtr>
      <math:mtr>
        <math:mrow>
          <math:mrow>
            <math:mn>1</math:mn>
            <math:mo math:stretchy="false">=</math:mo>
            <math:mi>y</math:mi>
          </math:mrow>
          <math:mo math:stretchy="false">&lt;</math:mo>
          <math:mi>x</math:mi>
        </math:mrow>
      </math:mtr>
    </math:mtable>
    <math:annotation math:encoding="StarMath 5.0">l_2 newline
1 = y &lt; x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l</math:mi>
          <math:mn>3</math:mn>
        </math:msub>
      </math:mtr>
      <math:mtr>
        <math:mrow>
          <math:mrow>
            <math:mrow>
              <math:mn>0</math:mn>
              <math:mo math:stretchy="false">&lt;</math:mo>
              <math:mi>y</math:mi>
            </math:mrow>
            <math:mo math:stretchy="false">&lt;</math:mo>
            <math:mi>x</math:mi>
          </math:mrow>
          <math:mo math:stretchy="false">&lt;</math:mo>
          <math:mn>1</math:mn>
        </math:mrow>
      </math:mtr>
    </math:mtable>
    <math:annotation math:encoding="StarMath 5.0">l_3 newline
0 &lt; y &lt; x &lt; 1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l</math:mi>
          <math:mn>3</math:mn>
        </math:msub>
      </math:mtr>
      <math:mtr>
        <math:mrow>
          <math:mrow>
            <math:mrow>
              <math:mn>0</math:mn>
              <math:mo math:stretchy="false">&lt;</math:mo>
              <math:mi>y</math:mi>
            </math:mrow>
            <math:mo math:stretchy="false">&lt;</math:mo>
            <math:mn>1</math:mn>
          </math:mrow>
          <math:mo math:stretchy="false">&lt;</math:mo>
          <math:mi>x</math:mi>
        </math:mrow>
      </math:mtr>
    </math:mtable>
    <math:annotation math:encoding="StarMath 5.0">l_3 newline
0 &lt; y &lt; 1 &lt; x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l</math:mi>
          <math:mn>3</math:mn>
        </math:msub>
      </math:mtr>
      <math:mtr>
        <math:mrow>
          <math:mrow>
            <math:mn>1</math:mn>
            <math:mo math:stretchy="false">=</math:mo>
            <math:mi>y</math:mi>
          </math:mrow>
          <math:mo math:stretchy="false">&lt;</math:mo>
          <math:mi>x</math:mi>
        </math:mrow>
      </math:mtr>
    </math:mtable>
    <math:annotation math:encoding="StarMath 5.0">l_3 newline
1 = y &lt; x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l</math:mi>
          <math:mn>3</math:mn>
        </math:msub>
      </math:mtr>
      <math:mtr>
        <math:mrow>
          <math:mrow>
            <math:mi>x</math:mi>
            <math:mo math:stretchy="false">&gt;</math:mo>
            <math:mn>1,</math:mn>
          </math:mrow>
          <math:mrow>
            <math:mi>y</math:mi>
            <math:mo math:stretchy="false">&gt;</math:mo>
            <math:mn>1</math:mn>
          </math:mrow>
        </math:mrow>
      </math:mtr>
    </math:mtable>
    <math:annotation math:encoding="StarMath 5.0">l_3 newline
x &gt; 1, y &gt; 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l</math:mi>
      <math:mn>1</math:mn>
    </math:msub>
    <math:annotation math:encoding="StarMath 5.0">l_1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l</math:mi>
      <math:mn>2</math:mn>
    </math:msub>
    <math:annotation math:encoding="StarMath 5.0">l_2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l</math:mi>
      <math:mn>3</math:mn>
    </math:msub>
    <math:annotation math:encoding="StarMath 5.0">l_3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ub>
      <math:mi>R</math:mi>
      <math:mi>A</math:mi>
    </math:msub>
    <math:annotation math:encoding="StarMath 5.0">R_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a</math:mi>
      <math:mi>,</math:mi>
      <math:mi>y</math:mi>
      <math:mrow>
        <math:mi>:</math:mi>
        <math:mo math:stretchy="false">=</math:mo>
        <math:mn>0</math:mn>
      </math:mrow>
    </math:mrow>
    <math:annotation math:encoding="StarMath 5.0">a, y:=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b</math:mi>
      <math:mi>,</math:mi>
      <math:mrow>
        <math:mi>y</math:mi>
        <math:mo math:stretchy="false">=</math:mo>
        <math:mn>1</math:mn>
      </math:mrow>
    </math:mrow>
    <math:annotation math:encoding="StarMath 5.0">b, y = 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c</math:mi>
      <math:mi>,</math:mi>
      <math:mrow>
        <math:mi>x</math:mi>
        <math:mo math:stretchy="false">&lt;</math:mo>
        <math:mn>1</math:mn>
      </math:mrow>
    </math:mrow>
    <math:annotation math:encoding="StarMath 5.0">c, x &lt;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c</math:mi>
      <math:mi>,</math:mi>
      <math:mrow>
        <math:mi>x</math:mi>
        <math:mo math:stretchy="false">&lt;</math:mo>
        <math:mn>1</math:mn>
      </math:mrow>
    </math:mrow>
    <math:annotation math:encoding="StarMath 5.0">c, x &lt; 1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d</math:mi>
      <math:mi>,</math:mi>
      <math:mrow>
        <math:mi>x</math:mi>
        <math:mo math:stretchy="false">&gt;</math:mo>
        <math:mn>1</math:mn>
      </math:mrow>
    </math:mrow>
    <math:annotation math:encoding="StarMath 5.0">d, x &gt; 1</math:annotation>
  </math:semantics>
</math:math>
</file>